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arial, sans-serif"/>
  </office:font-face-decls>
  <office:automatic-styles>
    <style:style style:name="P1" style:family="paragraph" style:parent-style-name="Standard">
      <style:text-properties fo:color="#000000" loext:opacity="100%" style:font-name="Liberation Serif1" fo:font-weight="normal" officeooo:paragraph-rsid="0022727f" style:font-weight-asian="normal" style:font-weight-complex="normal"/>
    </style:style>
    <style:style style:name="P2" style:family="paragraph" style:parent-style-name="Standard">
      <style:text-properties fo:color="#000000" loext:opacity="100%" style:font-name="Liberation Serif1" fo:font-weight="normal" officeooo:paragraph-rsid="0020304e" style:font-weight-asian="normal" style:font-weight-complex="normal"/>
    </style:style>
    <style:style style:name="P3" style:family="paragraph" style:parent-style-name="Standard">
      <style:text-properties fo:color="#000000" loext:opacity="100%" style:font-name="Liberation Serif1" fo:font-weight="normal" officeooo:paragraph-rsid="00207d3e" style:font-weight-asian="normal" style:font-weight-complex="normal"/>
    </style:style>
    <style:style style:name="P4" style:family="paragraph" style:parent-style-name="Standard">
      <style:text-properties fo:color="#000000" loext:opacity="100%" style:font-name="Liberation Serif1" fo:font-weight="normal" officeooo:rsid="002299db" officeooo:paragraph-rsid="002299db" style:font-weight-asian="normal" style:font-weight-complex="normal"/>
    </style:style>
    <style:style style:name="T1" style:family="text">
      <style:text-properties officeooo:rsid="001e3c69"/>
    </style:style>
    <style:style style:name="T2" style:family="text">
      <style:text-properties fo:font-variant="normal" fo:text-transform="none" fo:font-size="12pt" fo:letter-spacing="normal" fo:font-style="normal"/>
    </style:style>
    <style:style style:name="T3" style:family="text">
      <style:text-properties fo:font-variant="normal" fo:text-transform="none" fo:font-size="12pt" fo:letter-spacing="normal" fo:font-style="normal" officeooo:rsid="001e3c69"/>
    </style:style>
    <style:style style:name="T4" style:family="text">
      <style:text-properties fo:font-variant="normal" fo:text-transform="none" fo:font-size="12pt" fo:letter-spacing="normal" fo:font-style="normal" officeooo:rsid="0022727f"/>
    </style:style>
    <style:style style:name="T5" style:family="text">
      <style:text-properties fo:font-variant="normal" fo:text-transform="none" style:font-name="Liberation Serif" fo:font-size="12pt" fo:letter-spacing="normal" fo:font-style="normal" officeooo:rsid="001e3c69"/>
    </style:style>
    <style:style style:name="T6" style:family="text">
      <style:text-properties fo:font-variant="normal" fo:text-transform="none" fo:font-size="12pt" fo:letter-spacing="normal" fo:font-style="normal" officeooo:rsid="002030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i</text:span><text:span text:style-name="T2">|</text:span><text:span text:style-name="T3">lei si chiama Mi|mi Sun|sun, è coreana, ha 21|ventuno anni. Lei|lei è in Italia|</text:span><text:span text:style-name="T4">italia</text:span><text:span text:style-name="T3"> per studiare la lingua italiana. </text:span><text:span text:style-name="T5">È</text:span><text:span text:style-name="T3">|</text:span><text:span text:style-name="T6">è in Italia</text:span><text:span text:style-name="T3">|</text:span><text:span text:style-name="T4">italia</text:span><text:span text:style-name="T6"> da 2</text:span><text:span text:style-name="T3">|</text:span><text:span text:style-name="T6">due settimane. Lui</text:span><text:span text:style-name="T3">|</text:span><text:span text:style-name="T6">lui si chiama Mohammed</text:span><text:span text:style-name="T3">|</text:span><text:span text:style-name="T6">Moammed</text:span><text:span text:style-name="T3">|</text:span><text:span text:style-name="T6">mohammed</text:span><text:span text:style-name="T3">|</text:span><text:span text:style-name="T6">moammed, è marocchino, viene dal Marocco</text:span><text:span text:style-name="T3">|</text:span><text:span text:style-name="T6">marocco. Lui</text:span><text:span text:style-name="T3">|</text:span><text:span text:style-name="T6">lui è in Italia</text:span><text:span text:style-name="T3">|</text:span><text:span text:style-name="T4">italia</text:span><text:span text:style-name="T6"> per lavorare. </text:span><text:span text:style-name="T5">È</text:span><text:span text:style-name="T3">|</text:span><text:span text:style-name="T6">è un cuoco. Lui</text:span><text:span text:style-name="T3">|</text:span><text:span text:style-name="T6">lui è in Italia</text:span><text:span text:style-name="T3">|</text:span><text:span text:style-name="T4">italia</text:span><text:span text:style-name="T6"> da un</text:span><text:span text:style-name="T3">|</text:span><text:span text:style-name="T6">1 mese.</text:span></text:p>
      <text:p text:style-name="P2"><text:span text:style-name="T6"/></text:p>
      <text:p text:style-name="P2"><text:span text:style-name="T6"/></text:p>
      <text:p text:style-name="P3"><text:span text:style-name="T3">Lei si chiama Mi Sun, è coreana, ha 21 anni. Lei è in Italia per studiare la lingua italiana. </text:span><text:span text:style-name="T5">È</text:span><text:span text:style-name="T6"> in Italia da 2 settimane. Lui si chiama Mohammed, è marocchino, viene dal Marocco. Lui è in Italia per lavorare. </text:span><text:span text:style-name="T5">È</text:span><text:span text:style-name="T6"> un cuoco. Lui è in Italia da un mese.</text:span></text:p>
      <text:p text:style-name="P3"><text:span text:style-name="T6"/></text:p>
      <text:p text:style-name="P1"><text:span text:style-name="T3">lei si chiama mi sun è coreana ha </text:span><text:span text:style-name="T4">ventuno</text:span><text:span text:style-name="T3"> anni lei è in italia per studiare la lingua italiana </text:span><text:span text:style-name="T5">è</text:span><text:span text:style-name="T6"> in italia da </text:span><text:span text:style-name="T4">due</text:span><text:span text:style-name="T6"> settimane lui si chiama moammed è marocchino viene dal marocco lui è in italia per lavorare </text:span><text:span text:style-name="T5">è</text:span><text:span text:style-name="T6"> un cuoco lui è in italia da un mese</text:span></text:p>
      <text:p text:style-name="P1"><text:span text:style-name="T6"/></text:p>
      <text:p text:style-name="P4"><text:span text:style-name="T6">m</text:span><text:span text:style-name="T2">argini: 1sx 1dx</text:span></text:p>
      <text:p text:style-name="P4"><text:span text:style-name="T2">largh. Max: 100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0T18:29:08.815000000</meta:creation-date>
    <dc:date>2025-06-10T19:25:56.989000000</dc:date>
    <meta:editing-duration>PT11M10S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5" meta:word-count="156" meta:character-count="877" meta:non-whitespace-character-count="726"/>
  </office:meta>
</office:document-meta>
</file>